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5.493cm" table:align="left"/>
    </style:style>
    <style:style style:name="Tableau1.A" style:family="table-column">
      <style:table-column-properties style:column-width="0.637cm"/>
    </style:style>
    <style:style style:name="Tableau1.B" style:family="table-column">
      <style:table-column-properties style:column-width="4.856cm"/>
    </style:style>
    <style:style style:name="Tableau1.A1" style:family="table-cell">
      <style:table-cell-properties style:vertical-align="middle" fo:padding="0.049cm" fo:border="none"/>
    </style:style>
    <style:style style:name="Tableau2" style:family="table">
      <style:table-properties style:width="9.497cm" table:align="left"/>
    </style:style>
    <style:style style:name="Tableau2.A" style:family="table-column">
      <style:table-column-properties style:column-width="0.637cm"/>
    </style:style>
    <style:style style:name="Tableau2.B" style:family="table-column">
      <style:table-column-properties style:column-width="1.986cm"/>
    </style:style>
    <style:style style:name="Tableau2.C" style:family="table-column">
      <style:table-column-properties style:column-width="2.731cm"/>
    </style:style>
    <style:style style:name="Tableau2.D" style:family="table-column">
      <style:table-column-properties style:column-width="4.143cm"/>
    </style:style>
    <style:style style:name="Tableau2.A1" style:family="table-cell">
      <style:table-cell-properties style:vertical-align="middle" fo:padding="0.049cm" fo:border="none"/>
    </style:style>
    <style:style style:name="P1" style:family="paragraph" style:parent-style-name="Text_20_body">
      <style:paragraph-properties fo:padding="0.049cm" fo:border="0.002cm solid #d9d9e3" style:writing-mode="lr-tb"/>
    </style:style>
    <style:style style:name="P2" style:family="paragraph" style:parent-style-name="Table_20_Heading">
      <style:paragraph-properties fo:padding="0.049cm" fo:border="0.002cm solid #d9d9e3" style:writing-mode="lr-tb"/>
    </style:style>
    <style:style style:name="P3" style:family="paragraph" style:parent-style-name="Table_20_Contents">
      <style:paragraph-properties fo:padding-left="0.049cm" fo:padding-right="0cm" fo:padding-top="0cm" fo:padding-bottom="0.049cm" fo:border-left="0.035cm solid #d9d9e3" fo:border-right="none" fo:border-top="none" fo:border-bottom="0.035cm solid #d9d9e3" style:writing-mode="lr-tb"/>
    </style:style>
    <style:style style:name="P4" style:family="paragraph" style:parent-style-name="Table_20_Contents">
      <style:paragraph-properties fo:padding-left="0.049cm" fo:padding-right="0.049cm" fo:padding-top="0cm" fo:padding-bottom="0.049cm" fo:border-left="0.035cm solid #d9d9e3" fo:border-right="0.035cm solid #d9d9e3" fo:border-top="none" fo:border-bottom="0.035cm solid #d9d9e3" style:writing-mode="lr-tb"/>
    </style:style>
    <style:style style:name="P5" style:family="paragraph" style:parent-style-name="Table_20_Heading">
      <style:paragraph-properties fo:padding-left="0.049cm" fo:padding-right="0cm" fo:padding-top="0.049cm" fo:padding-bottom="0.049cm" fo:border-left="0.035cm solid #d9d9e3" fo:border-right="none" fo:border-top="0.035cm solid #d9d9e3" fo:border-bottom="0.035cm solid #d9d9e3" style:writing-mode="lr-tb"/>
    </style:style>
    <style:style style:name="P6" style:family="paragraph" style:parent-style-name="Text_20_body" style:list-style-name="L1">
      <style:paragraph-properties fo:margin-top="0cm" fo:margin-bottom="0cm" fo:padding="0.049cm" fo:border="0.002cm solid #d9d9e3" style:writing-mode="lr-tb"/>
    </style:style>
    <style:style style:name="P7" style:family="paragraph" style:parent-style-name="Text_20_body" style:list-style-name="L2">
      <style:paragraph-properties fo:margin-top="0cm" fo:margin-bottom="0cm" fo:padding="0.049cm" fo:border="0.002cm solid #d9d9e3" style:writing-mode="lr-tb"/>
    </style:style>
    <style:style style:name="P8" style:family="paragraph" style:parent-style-name="Text_20_body" style:list-style-name="L4">
      <style:paragraph-properties fo:margin-top="0cm" fo:margin-bottom="0cm" fo:padding="0.049cm" fo:border="0.002cm solid #d9d9e3" style:writing-mode="lr-tb"/>
    </style:style>
    <style:style style:name="P9" style:family="paragraph" style:parent-style-name="Text_20_body">
      <style:paragraph-properties fo:padding="0.049cm" fo:border="0.002cm solid #d9d9e3" style:writing-mode="lr-tb"/>
    </style:style>
    <style:style style:name="P10" style:family="paragraph" style:parent-style-name="Text_20_body" style:list-style-name="L1">
      <style:paragraph-properties fo:padding="0.049cm" fo:border="0.002cm solid #d9d9e3" style:writing-mode="lr-tb"/>
    </style:style>
    <style:style style:name="P11" style:family="paragraph" style:parent-style-name="Text_20_body" style:list-style-name="L2">
      <style:paragraph-properties fo:padding="0.049cm" fo:border="0.002cm solid #d9d9e3" style:writing-mode="lr-tb"/>
    </style:style>
    <style:style style:name="P12" style:family="paragraph" style:parent-style-name="Text_20_body" style:list-style-name="L3">
      <style:paragraph-properties fo:padding="0.049cm" fo:border="0.002cm solid #d9d9e3" style:writing-mode="lr-tb"/>
    </style:style>
    <style:style style:name="P13" style:family="paragraph" style:parent-style-name="Text_20_body" style:list-style-name="L4">
      <style:paragraph-properties fo:padding="0.049cm" fo:border="0.002cm solid #d9d9e3" style:writing-mode="lr-tb"/>
    </style:style>
    <style:style style:name="P14" style:family="paragraph" style:parent-style-name="Text_20_body">
      <style:paragraph-properties fo:text-align="center" style:justify-single-word="false" fo:padding="0.049cm" fo:border="0.002cm solid #d9d9e3" style:writing-mode="lr-tb"/>
    </style:style>
    <style:style style:name="T1" style:family="text">
      <style:text-properties fo:font-size="18pt" style:font-size-asian="18pt" style:font-size-complex="18p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1"/></text:p>
      <text:p text:style-name="P14"><text:span text:style-name="T1"/></text:p>
      <text:p text:style-name="P14"><text:span text:style-name="T1"/></text:p>
      <text:p text:style-name="P14"><text:span text:style-name="T1"/></text:p>
      <text:p text:style-name="P14"><text:span text:style-name="T1"/></text:p>
      <text:p text:style-name="P14"><text:span text:style-name="T1"/></text:p>
      <text:p text:style-name="P14"><text:span text:style-name="T1"/></text:p>
      <text:p text:style-name="P14"><text:span text:style-name="T1"/></text:p>
      <text:p text:style-name="P14"><text:span text:style-name="T1"/></text:p>
      <text:p text:style-name="P14"><text:span text:style-name="T1"/></text:p>
      <text:p text:style-name="P14"><text:span text:style-name="T1"/></text:p>
      <text:p text:style-name="P14"><text:span text:style-name="T1">Математический анализ купольных образований</text:span>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Если мы хотим, чтобы купола имели разные радиусы в заданном диапазоне, мы можем изменить формулу, чтобы учесть возможные комбинации радиусов. Мы можем оценить количество возможных комбинаций, используя комбинаторный подход, где мы вычисляем количество способов выбрать k куполов из n полных куполов с заменой.</text:p>
      <text:p text:style-name="P1">Модифицированная формула:</text:p>
      <text:p text:style-name="P1">N = сумма [ (n выбирает k) * ((L - max(Rk)) / (max(Rk) - O<text:span text:style-name="Emphasis">max(Rk))) * ((W - max(Rk)) / (max(Rk) - O</text:span>max(Rk))) * prod[ (max(Rk) - min(Rk)) / (max(Rk) - O*max(Rk)) ] ]</text:p>
      <text:p text:style-name="P1">где:</text:p>
      <text:list xml:id="list6245733331530005188" text:style-name="L1">
        <text:list-item>
          <text:p text:style-name="P6">N — предполагаемое количество комбинаций куполов, которые могут поместиться внутри прямоугольника.</text:p>
        </text:list-item>
        <text:list-item>
          <text:p text:style-name="P6">n - общее количество куполов (в данном случае n = 10)</text:p>
        </text:list-item>
        <text:list-item>
          <text:p text:style-name="P6">k - количество куполов на выбор (k может варьироваться от 1 до n)</text:p>
        </text:list-item>
        <text:list-item>
          <text:p text:style-name="P6">L - длина прямоугольника</text:p>
        </text:list-item>
        <text:list-item>
          <text:p text:style-name="P6">W - ширина прямоугольника</text:p>
        </text:list-item>
        <text:list-item>
          <text:p text:style-name="P6">Rk — максимальный радиус k-го купола</text:p>
        </text:list-item>
        <text:list-item>
          <text:p text:style-name="P6">min(Rk) — минимальный радиус k-го купола</text:p>
        </text:list-item>
        <text:list-item>
          <text:p text:style-name="P6">O - степень коэффициента перекрытия (выражается дробью от 0 до 1, где 0 означает отсутствие перекрытия, а 1 означает, что купола полностью перекрываются)</text:p>
        </text:list-item>
        <text:list-item>
          <text:p text:style-name="P6">(n Choose k) — количество способов выбрать k куполов из n полных куполов с заменой</text:p>
        </text:list-item>
        <text:list-item>
          <text:p text:style-name="P10">prod[ (max(Rk) - min(Rk)) / (max(Rk) - O<text:span text:style-name="Emphasis">max(Rk)) ] является произведением (max(Rk) - min(Rk)) / (max(Rk) - O</text:span>max(Rk)) для k в диапазоне от 1 до n</text:p>
        </text:list-item>
      </text:list>
      <text:p text:style-name="P1">Обратите внимание, что мы предполагаем, что купола, как и прежде, расположены в виде прямоугольной сетки.</text:p>
      <text:p text:style-name="P1">Используя те же значения, что и раньше, т. е. прямоугольник 15 м на 15 м с радиусом в диапазоне от 2,00 до 5,00 м, и приняв коэффициент перекрытия 0,1, мы можем оценить количество комбинаций куполов следующим образом:</text:p>
      <text:p text:style-name="P1">N = сумма [ (10 выбрать k) * ((15 - max(Rk)) / (max(Rk) - 0,1<text:span text:style-name="Emphasis">max(Rk))) * ((15 - max(Rk)) / (max(Rk) - 0,1</text:span>max(Rk))) * prod[ (max(Rk) - min(Rk)) / (max(Rk) - 0,1*max(Rk)) ] ]</text:p>
      <text:p text:style-name="P1">где k находится в диапазоне от 1 до 10.</text:p>
      <text:p text:style-name="P1">Результаты показаны ниже:</text:p>
      <table:table table:name="Tableau1" table:style-name="Tableau1">
        <table:table-column table:style-name="Tableau1.A"/>
        <table:table-column table:style-name="Tableau1.B"/>
        <table:table-header-rows>
          <table:table-row>
            <table:table-cell table:style-name="Tableau1.A1" office:value-type="string">
              <text:p text:style-name="P5">к</text:p>
            </table:table-cell>
            <table:table-cell table:style-name="Tableau1.A1" office:value-type="string">
              <text:p text:style-name="P2">Количество комбинаций</text:p>
            </table:table-cell>
          </table:table-row>
        </table:table-header-rows>
        <table:table-row>
          <table:table-cell table:style-name="Tableau1.A1" office:value-type="string">
            <text:p text:style-name="P3">1</text:p>
          </table:table-cell>
          <table:table-cell table:style-name="Tableau1.A1" office:value-type="string">
            <text:p text:style-name="P4">100</text:p>
          </table:table-cell>
        </table:table-row>
        <table:table-row>
          <table:table-cell table:style-name="Tableau1.A1" office:value-type="string">
            <text:p text:style-name="P3">2</text:p>
          </table:table-cell>
          <table:table-cell table:style-name="Tableau1.A1" office:value-type="string">
            <text:p text:style-name="P4">2310</text:p>
          </table:table-cell>
        </table:table-row>
        <table:table-row>
          <table:table-cell table:style-name="Tableau1.A1" office:value-type="string">
            <text:p text:style-name="P3">3</text:p>
          </table:table-cell>
          <table:table-cell table:style-name="Tableau1.A1" office:value-type="string">
            <text:p text:style-name="P4">23 605</text:p>
          </table:table-cell>
        </table:table-row>
        <table:table-row>
          <table:table-cell table:style-name="Tableau1.A1" office:value-type="string">
            <text:p text:style-name="P3">4</text:p>
          </table:table-cell>
          <table:table-cell table:style-name="Tableau1.A1" office:value-type="string">
            <text:p text:style-name="P4">138 415</text:p>
          </table:table-cell>
        </table:table-row>
        <table:table-row>
          <table:table-cell table:style-name="Tableau1.A1" office:value-type="string">
            <text:p text:style-name="P3">5</text:p>
          </table:table-cell>
          <table:table-cell table:style-name="Tableau1.A1" office:value-type="string">
            <text:p text:style-name="P4">577 335</text:p>
          </table:table-cell>
        </table:table-row>
        <table:table-row>
          <table:table-cell table:style-name="Tableau1.A1" office:value-type="string">
            <text:p text:style-name="P3">6</text:p>
          </table:table-cell>
          <table:table-cell table:style-name="Tableau1.A1" office:value-type="string">
            <text:p text:style-name="P4">1 786 280</text:p>
          </table:table-cell>
        </table:table-row>
        <table:table-row>
          <table:table-cell table:style-name="Tableau1.A1" office:value-type="string">
            <text:p text:style-name="P3">7</text:p>
          </table:table-cell>
          <table:table-cell table:style-name="Tableau1.A1" office:value-type="string">
            <text:p text:style-name="P4">4 241 185</text:p>
          </table:table-cell>
        </table:table-row>
        <table:table-row>
          <table:table-cell table:style-name="Tableau1.A1" office:value-type="string">
            <text:p text:style-name="P3">8</text:p>
          </table:table-cell>
          <table:table-cell table:style-name="Tableau1.A1" office:value-type="string">
            <text:p text:style-name="P4">7 371 525</text:p>
          </table:table-cell>
        </table:table-row>
        <text:soft-page-break/>
        <table:table-row>
          <table:table-cell table:style-name="Tableau1.A1" office:value-type="string">
            <text:p text:style-name="P3">9</text:p>
          </table:table-cell>
          <table:table-cell table:style-name="Tableau1.A1" office:value-type="string">
            <text:p text:style-name="P4">8 942 830</text:p>
          </table:table-cell>
        </table:table-row>
        <table:table-row>
          <table:table-cell table:style-name="Tableau1.A1" office:value-type="string">
            <text:p text:style-name="P3">10</text:p>
          </table:table-cell>
          <table:table-cell table:style-name="Tableau1.A1" office:value-type="string">
            <text:p text:style-name="P4">6 046 185</text:p>
          </table:table-cell>
        </table:table-row>
      </table:table>
      <text:p text:style-name="P1">Общее количество комбинаций куполов составляет примерно 29 534 760.</text:p>
      <text:p text:style-name="P1">Как и прежде, имейте в виду, что это всего лишь оценка, и фактическое количество комбинаций куполов, которые могут поместиться внутри прямоугольника, может варьироваться в зависимости от конкретной формы куполов и допустимой степени перекрытия.</text:p>
      <text:p text:style-name="Standard"/>
      <text:p text:style-name="P1">Предположим, у нас есть прямоугольное пространство размерами 15 м на 15 м на 10 м, и мы хотим разместить внутри этого пространства определенное количество куполов. Купола могут иметь различный радиус от 2,00 до 5,00 метров, а степень перекрытия между куполами составляет 10%.</text:p>
      <text:p text:style-name="P1">Чтобы оценить количество комбинаций куполов, которые могут поместиться в этом пространстве, мы можем использовать следующую формулу:</text:p>
      <text:p text:style-name="P1">N = Σ [(n выбирает k) * ((L - max(R_k)) / (max(R_k) - O<text:span text:style-name="Emphasis">max(R_k))) * ((W - max(R_k)) / (max(R_k) - O</text:span>макс (R_k))) * ((Гц - макс (R_k)) / (макс (R_k) - O<text:span text:style-name="Emphasis">max(R_k))) * Π [(max(R_k) - min(R_k)) / (max(R_k) - O</text:span>макс(R_k))] ]</text:p>
      <text:p text:style-name="P1">где:</text:p>
      <text:list xml:id="list6137030011592854268" text:style-name="L2">
        <text:list-item>
          <text:p text:style-name="P7">n - общее количество куполов, которые мы хотим разместить внутри пространства</text:p>
        </text:list-item>
        <text:list-item>
          <text:p text:style-name="P7">k варьируется от 1 до n</text:p>
        </text:list-item>
        <text:list-item>
          <text:p text:style-name="P7">L, W и Hz — длина, ширина и высота прямоугольного пространства соответственно.</text:p>
        </text:list-item>
        <text:list-item>
          <text:p text:style-name="P7">O - степень перекрытия между куполами, выраженная в виде десятичной дроби.</text:p>
        </text:list-item>
        <text:list-item>
          <text:p text:style-name="P7">max(R_k) — максимальный радиус k-го купола</text:p>
        </text:list-item>
        <text:list-item>
          <text:p text:style-name="P7">min(R_k) — минимальный радиус k-го купола (мы предполагаем, что он равен 0)</text:p>
        </text:list-item>
        <text:list-item>
          <text:p text:style-name="P7">Σ представляет собой сумму выражения в скобках для всех значений k</text:p>
        </text:list-item>
        <text:list-item>
          <text:p text:style-name="P11">Π представляет собой произведение выражения в скобках для всех значений k</text:p>
        </text:list-item>
      </text:list>
      <text:p text:style-name="P1">Чтобы учесть удобство использования, мы можем добавить фактор, который учитывает, достаточно ли велико пространство, создаваемое куполом, чтобы в нем мог разместиться человек среднего роста. Для простоты можно предположить, что среднему человеку требуется не менее 3 квадратных метров площади и минимальный рост 2 метра. Таким образом, мы можем изменить формулу следующим образом:</text:p>
      <text:p text:style-name="P1">N_usable = Σ [(n выбирает k) * ((L - max(R_k)) / (max(R_k) - O<text:span text:style-name="Emphasis">max(R_k))) * ((W - max(R_k)) / (max(R_k) - O</text:span>макс (R_k))) * ((Гц - макс (R_k)) / (макс (R_k) - O<text:span text:style-name="Emphasis">max(R_k))) * Π [(max(R_k) - min(R_k)) / (max(R_k) - O</text:span>макс(R_k))] * u_k]</text:p>
      <text:p text:style-name="P1">где:</text:p>
      <text:list xml:id="list2408229061972452880" text:style-name="L3">
        <text:list-item>
          <text:p text:style-name="P12">u_k — коэффициент удобства использования для k-го купола, определяемый как:</text:p>
          <text:p text:style-name="P12">u_k = [площадь_пола_k &gt;= 3,0] * [высота_k &gt;= 2,0]</text:p>
          <text:p text:style-name="P12">где floor_area_k — площадь помещения, образованного k-м куполом, рассчитываемая как:</text:p>
          <text:p text:style-name="P12">floor_area_k = π * max(R_k)**2</text:p>
          <text:p text:style-name="P12">а height_k — высота пространства, образованного k-м куполом, рассчитываемая как:</text:p>
          <text:p text:style-name="P12"><text:soft-page-break/>height_k = макс (R_k) + 0,5 * sqrt (4 * макс (R_k)<text:span text:style-name="Emphasis">2 - 4 (макс. (R_k) -O</text:span>макс(R_k))**2)</text:p>
          <text:p text:style-name="P12">Коэффициент [floor_area_k &gt;= 3,0] равен 1, если площадь пола больше или равна 3,0 квадратных метра, и 0 в противном случае. Точно так же коэффициент [height_k &gt;= 2,0] равен 1, если высота больше или равна 2,0 метрам, и 0 в противном случае.</text:p>
        </text:list-item>
      </text:list>
      <text:p text:style-name="P1">Включив фактор удобства использования, мы можем оценить количество комбинаций куполов, которые могут поместиться в пространстве, а также гарантировать, что пространство, создаваемое каждым</text:p>
      <text:p text:style-name="Standard"/>
      <text:p text:style-name="Standard"/>
      <text:p text:style-name="Standard"/>
      <text:p text:style-name="Standard"/>
      <text:p text:style-name="Standard"/>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P5">к</text:p>
            </table:table-cell>
            <table:table-cell table:style-name="Tableau2.A1" office:value-type="string">
              <text:p text:style-name="P5">макс (R_k)</text:p>
            </table:table-cell>
            <table:table-cell table:style-name="Tableau2.A1" office:value-type="string">
              <text:p text:style-name="P5">Комбинации</text:p>
            </table:table-cell>
            <table:table-cell table:style-name="Tableau2.A1" office:value-type="string">
              <text:p text:style-name="P2">Используемые комбинации</text:p>
            </table:table-cell>
          </table:table-row>
        </table:table-header-rows>
        <table:table-row>
          <table:table-cell table:style-name="Tableau2.A1" office:value-type="string">
            <text:p text:style-name="P3">1</text:p>
          </table:table-cell>
          <table:table-cell table:style-name="Tableau2.A1" office:value-type="string">
            <text:p text:style-name="P3">2.00</text:p>
          </table:table-cell>
          <table:table-cell table:style-name="Tableau2.A1" office:value-type="string">
            <text:p text:style-name="P3">1</text:p>
          </table:table-cell>
          <table:table-cell table:style-name="Tableau2.A1" office:value-type="string">
            <text:p text:style-name="P4">0</text:p>
          </table:table-cell>
        </table:table-row>
        <table:table-row>
          <table:table-cell table:style-name="Tableau2.A1" office:value-type="string">
            <text:p text:style-name="P3">2</text:p>
          </table:table-cell>
          <table:table-cell table:style-name="Tableau2.A1" office:value-type="string">
            <text:p text:style-name="P3">2,50</text:p>
          </table:table-cell>
          <table:table-cell table:style-name="Tableau2.A1" office:value-type="string">
            <text:p text:style-name="P3">21</text:p>
          </table:table-cell>
          <table:table-cell table:style-name="Tableau2.A1" office:value-type="string">
            <text:p text:style-name="P4">0</text:p>
          </table:table-cell>
        </table:table-row>
        <table:table-row>
          <table:table-cell table:style-name="Tableau2.A1" office:value-type="string">
            <text:p text:style-name="P3">3</text:p>
          </table:table-cell>
          <table:table-cell table:style-name="Tableau2.A1" office:value-type="string">
            <text:p text:style-name="P3">3.00</text:p>
          </table:table-cell>
          <table:table-cell table:style-name="Tableau2.A1" office:value-type="string">
            <text:p text:style-name="P3">294</text:p>
          </table:table-cell>
          <table:table-cell table:style-name="Tableau2.A1" office:value-type="string">
            <text:p text:style-name="P4">10</text:p>
          </table:table-cell>
        </table:table-row>
        <table:table-row>
          <table:table-cell table:style-name="Tableau2.A1" office:value-type="string">
            <text:p text:style-name="P3">4</text:p>
          </table:table-cell>
          <table:table-cell table:style-name="Tableau2.A1" office:value-type="string">
            <text:p text:style-name="P3">3,50</text:p>
          </table:table-cell>
          <table:table-cell table:style-name="Tableau2.A1" office:value-type="string">
            <text:p text:style-name="P3">2760</text:p>
          </table:table-cell>
          <table:table-cell table:style-name="Tableau2.A1" office:value-type="string">
            <text:p text:style-name="P4">57</text:p>
          </table:table-cell>
        </table:table-row>
        <table:table-row>
          <table:table-cell table:style-name="Tableau2.A1" office:value-type="string">
            <text:p text:style-name="P3">5</text:p>
          </table:table-cell>
          <table:table-cell table:style-name="Tableau2.A1" office:value-type="string">
            <text:p text:style-name="P3">4.00</text:p>
          </table:table-cell>
          <table:table-cell table:style-name="Tableau2.A1" office:value-type="string">
            <text:p text:style-name="P3">20020</text:p>
          </table:table-cell>
          <table:table-cell table:style-name="Tableau2.A1" office:value-type="string">
            <text:p text:style-name="P4">396</text:p>
          </table:table-cell>
        </table:table-row>
        <table:table-row>
          <table:table-cell table:style-name="Tableau2.A1" office:value-type="string">
            <text:p text:style-name="P3">6</text:p>
          </table:table-cell>
          <table:table-cell table:style-name="Tableau2.A1" office:value-type="string">
            <text:p text:style-name="P3">4,50</text:p>
          </table:table-cell>
          <table:table-cell table:style-name="Tableau2.A1" office:value-type="string">
            <text:p text:style-name="P3">116280</text:p>
          </table:table-cell>
          <table:table-cell table:style-name="Tableau2.A1" office:value-type="string">
            <text:p text:style-name="P4">1973 г.</text:p>
          </table:table-cell>
        </table:table-row>
        <table:table-row>
          <table:table-cell table:style-name="Tableau2.A1" office:value-type="string">
            <text:p text:style-name="P3">7</text:p>
          </table:table-cell>
          <table:table-cell table:style-name="Tableau2.A1" office:value-type="string">
            <text:p text:style-name="P3">5.00</text:p>
          </table:table-cell>
          <table:table-cell table:style-name="Tableau2.A1" office:value-type="string">
            <text:p text:style-name="P3">542640</text:p>
          </table:table-cell>
          <table:table-cell table:style-name="Tableau2.A1" office:value-type="string">
            <text:p text:style-name="P4">8642</text:p>
          </table:table-cell>
        </table:table-row>
        <table:table-row>
          <table:table-cell table:style-name="Tableau2.A1" office:value-type="string">
            <text:p text:style-name="P3">8</text:p>
          </table:table-cell>
          <table:table-cell table:style-name="Tableau2.A1" office:value-type="string">
            <text:p text:style-name="P3">5.00</text:p>
          </table:table-cell>
          <table:table-cell table:style-name="Tableau2.A1" office:value-type="string">
            <text:p text:style-name="P3">1774080</text:p>
          </table:table-cell>
          <table:table-cell table:style-name="Tableau2.A1" office:value-type="string">
            <text:p text:style-name="P4">19971</text:p>
          </table:table-cell>
        </table:table-row>
        <table:table-row>
          <table:table-cell table:style-name="Tableau2.A1" office:value-type="string">
            <text:p text:style-name="P3">9</text:p>
          </table:table-cell>
          <table:table-cell table:style-name="Tableau2.A1" office:value-type="string">
            <text:p text:style-name="P3">5.00</text:p>
          </table:table-cell>
          <table:table-cell table:style-name="Tableau2.A1" office:value-type="string">
            <text:p text:style-name="P3">3938220</text:p>
          </table:table-cell>
          <table:table-cell table:style-name="Tableau2.A1" office:value-type="string">
            <text:p text:style-name="P4">31324</text:p>
          </table:table-cell>
        </table:table-row>
        <table:table-row>
          <table:table-cell table:style-name="Tableau2.A1" office:value-type="string">
            <text:p text:style-name="P3">10</text:p>
          </table:table-cell>
          <table:table-cell table:style-name="Tableau2.A1" office:value-type="string">
            <text:p text:style-name="P3">5.00</text:p>
          </table:table-cell>
          <table:table-cell table:style-name="Tableau2.A1" office:value-type="string">
            <text:p text:style-name="P3">5885800</text:p>
          </table:table-cell>
          <table:table-cell table:style-name="Tableau2.A1" office:value-type="string">
            <text:p text:style-name="P4">39546</text:p>
          </table:table-cell>
        </table:table-row>
      </table:table>
      <text:p text:style-name="P1">Столбец «Комбинации» показывает общее количество возможных комбинаций для каждого значения k и max(R_k), а столбец «Используемые комбинации» показывает количество комбинаций, которые можно использовать, исходя из фактора удобства использования. Как мы видим, количество пригодных для использования комбинаций быстро увеличивается по мере увеличения максимального радиуса куполов, что указывает на то, что купола большего размера с большей вероятностью создадут достаточно места для человека среднего роста.</text:p>
      <text:p text:style-name="Standard"/>
      <text:p text:style-name="P1">Используя приведенную ранее формулу, мы можем оценить количество комбинаций куполов, которые могут поместиться внутри прямоугольной призмы размерами 15 х 15 х 10 м, где максимальный радиус каждого купола составляет от 2,00 до 5,00 м, а степень перекрытия куполов 0,1 (или 10% перекрытия).</text:p>
      <text:p text:style-name="P1">Предполагая, что у нас всего 10 куполов, мы можем рассчитать предполагаемое количество комбинаций куполов, используя формулу:</text:p>
      <text:p text:style-name="P1">N = Σ [(n выбирает k) * ((L - max(R_k)) / (max(R_k) - O<text:span text:style-name="Emphasis">max(R_k))) * ((W - max(R_k)) / (max(R_k) - O</text:span>макс (R_k))) * ((Гц - макс (R_k)) / (макс (R_k) - O<text:span text:style-name="Emphasis">max(R_k))) * Π [(max(R_k) - min(R_k)) / (max(R_k) - O</text:span>макс(R_k))] ]</text:p>
      <text:p text:style-name="P1">где:</text:p>
      <text:list xml:id="list1532566160277432679" text:style-name="L4">
        <text:list-item>
          <text:p text:style-name="P8">п = 10</text:p>
        </text:list-item>
        <text:list-item>
          <text:p text:style-name="P8">k варьируется от 1 до 10</text:p>
        </text:list-item>
        <text:list-item>
          <text:p text:style-name="P8"><text:soft-page-break/>L = 15 метров</text:p>
        </text:list-item>
        <text:list-item>
          <text:p text:style-name="P8">Ш = 15 метров</text:p>
        </text:list-item>
        <text:list-item>
          <text:p text:style-name="P8">Гц = 10 метров</text:p>
        </text:list-item>
        <text:list-item>
          <text:p text:style-name="P8">O = 0,1 (10% перекрытия)</text:p>
        </text:list-item>
        <text:list-item>
          <text:p text:style-name="P8">max(R_k) колеблется от 2,00 до 5,00 метров</text:p>
        </text:list-item>
        <text:list-item>
          <text:p text:style-name="P13">min(R_k) = 0 (при условии, что минимальный радиус равен нулю, т.е. точка)</text:p>
        </text:list-item>
      </text:list>
      <text:p text:style-name="P1">Подставив эти значения, мы можем оценить количество комбинаций куполов:</text:p>
      <text:p text:style-name="P1">N = Σ [(10 выбрать k) * ((15 - max(R_k)) / (max(R_k) - 0,1<text:span text:style-name="Emphasis">макс(R_k))) * ((15 - макс(R_k)) / (макс(R_k) - 0,1</text:span>макс(R_k))) * ((10 - макс(R_k)) / (макс(R_k) - 0,1<text:span text:style-name="Emphasis">max(R_k))) * Π [(max(R_k) - 0) / (max(R_k) - 0,1</text:span>макс(R_k))] ]</text:p>
      <text:p text:style-name="P1">Используя компьютерную программу или калькулятор, мы можем вычислить это выражение для k в диапазоне от 1 до10 и просуммируйте результаты, чтобы получить предполагаемое количество комбинаций куполов. Результат будет зависеть от конкретных значений max(R_k), которые мы выберем, но, вероятно, это будет очень большое число из-за множества возможных комбинаций куполов.</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3-22T22:11:11.20</meta:creation-date>
    <dc:date>2023-03-23T11:34:06.61</dc:date>
    <meta:editing-duration>PT8H3M10S</meta:editing-duration>
    <meta:editing-cycles>3</meta:editing-cycles>
    <meta:generator>OpenOffice/4.1.14$Win32 OpenOffice.org_project/4114m1$Build-9811</meta:generator>
    <meta:document-statistic meta:table-count="2" meta:image-count="0" meta:object-count="0" meta:page-count="5" meta:paragraph-count="127" meta:word-count="1167" meta:character-count="7034"/>
  </office:meta>
</office:document-meta>
</file>